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P1" style:family="paragraph" style:parent-style-name="Standard">
      <style:paragraph-properties>
        <style:tab-stops>
          <style:tab-stop style:position="3cm"/>
        </style:tab-stops>
      </style:paragraph-properties>
    </style:style>
    <style:style style:name="P2" style:family="paragraph" style:parent-style-name="Standard" style:list-style-name="" style:master-page-name="Standard">
      <style:paragraph-properties fo:margin-top="0.494cm" fo:margin-bottom="0.494cm" loext:contextual-spacing="false" fo:line-height="100%" style:page-number="auto"/>
    </style:style>
    <style:style style:name="T1" style:family="text">
      <style:text-properties fo:font-size="11pt" fo:language="en" fo:country="US" fo:font-weight="bold" style:letter-kerning="true" style:font-name-asian="Times New Roman1" style:font-size-asian="11pt" style:language-asian="fr" style:country-asian="FR" style:font-weight-asian="bold" style:font-size-complex="11pt" style:font-weight-complex="bold"/>
    </style:style>
    <style:style style:name="T2" style:family="text">
      <style:text-properties style:font-name="Cambria" fo:font-size="11pt" fo:language="en" fo:country="US" style:font-size-asian="11pt" style:font-size-complex="11pt"/>
    </style:style>
    <style:style style:name="T3" style:family="text">
      <style:text-properties style:font-name="Cambria" fo:font-size="11pt" fo:language="en" fo:country="US" officeooo:rsid="001d2cd1" style:font-size-asian="11pt" style:font-size-complex="11pt"/>
    </style:style>
    <style:style style:name="T4" style:family="text">
      <style:text-properties fo:color="#ce181e" style:font-name="Cambria" fo:font-size="11pt" fo:language="en" fo:country="US" officeooo:rsid="001d2cd1"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What Is Virtual Reality &amp; How Does It Work? | Mashable Explains - Gapfill</text:span></text:h>
      <text:p text:style-name="P1"><text:span text:style-name="T2">Virtual reality is a fully </text:span><text:span text:style-name="T4">immersive</text:span><text:span text:style-name="T2"> computer-simulated environment that gives the user the feeling of being in that environment, instead of the one they’re actually in. A lot of video games have already developed the technology to put the user in an </text:span><text:span text:style-name="T3">interactive</text:span><text:span text:style-name="T2"> world: in the driver’s seat of a car, or in the </text:span><text:span text:style-name="T4">battlefield</text:span><text:span text:style-name="T2"> in a first person shooter, or even in your own little town. </text:span></text:p>
      <text:p text:style-name="P1"><text:span text:style-name="T2">However, your perception of reality is not </text:span><text:span text:style-name="T4">altered</text:span><text:span text:style-name="T3"> </text:span><text:span text:style-name="T2">. You are simply a spectator overseeing the events that are happening in that world. In order for your brain to perceive a virtual environment, there are a few key factors that are vital for the creation of an </text:span><text:span text:style-name="T4">immersive</text:span><text:span text:style-name="T2"> experience necessary for virtual reality. </text:span></text:p>
      <text:p text:style-name="P1"><text:span text:style-name="T2">While there are different display methods, one of the most popular ways to experience virtual reality is through a headset. Headset devices use </text:span><text:span text:style-name="T4">stereoscopic</text:span><text:span text:style-name="T2"> display to make what you see three-dimensional. </text:span></text:p>
      <text:p text:style-name="P1"><text:span text:style-name="T2">The ability to track a user’s motion, particularly their head and eye movements, allows the image displayed in the headset to actually change with your perspective. Besides vision, certain VR experiences will also include other sensory simulation like sound, and even tactile </text:span><text:span text:style-name="T4">feedback</text:span><text:span text:style-name="T2"> for touch.</text:span></text:p>
      <text:p text:style-name="P1"><text:span text:style-name="T2">Lastly, in order to truly alter the perception of our reality, true interactivity should allow a certain degree of </text:span><text:span text:style-name="T4">user controled </text:span><text:span text:style-name="T2">navigation. So I should be able to walk forward, backward, or turn through space in the virtual environment so that I don’t feel like I’m just watching an </text:span><text:span text:style-name="T4">elaborate</text:span><text:span text:style-name="T3"> </text:span><text:span text:style-name="T2">3D movie. </text:span></text:p>
      <text:p text:style-name="P1"><text:span text:style-name="T2">When we are able to freely move within that environment and our brains can truly perceive that world is real and thus virtual reality.</text:span></text:p>
      <text:p text:style-name="P1"><text:span text:style-name="T2">Virtual reality has a lot of practical purposes outside of gaming and has been used for training simulators for soldiers, pilots, and doctors. But it is pretty cool for gaming, too.</text:span></text:p>
      <text:p text:style-name="P1"><text:span text:style-name="T2">Virtual reality has seen somewhat of a </text:span><text:span text:style-name="T4">resurection</text:span><text:span text:style-name="T2"> lately, thanks to exceedingly improved technology and hardware. Devices like the Oculus Rift have advanced the VR experience by including superior graphics, improved </text:span><text:span text:style-name="T4">latency</text:span><text:span text:style-name="T3">, </text:span><text:span text:style-name="T2"><text:s/>and wider range of motion. </text:span></text:p>
      <text:p text:style-name="P1"><text:span text:style-name="T2">Reduced cost of components are also allowing virtual reality devices to become more </text:span><text:span text:style-name="T3">affordable</text:span><text:span text:style-name="T2"> for consumer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CA" style:letter-kerning="false" style:font-name-asian="맑은 고딕" style:font-size-asian="11pt" style:language-asian="ko" style:country-asian="K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CA" style:letter-kerning="false" style:font-name-asian="맑은 고딕" style:font-size-asian="11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Times New Roman" fo:font-family="'Times New Roman'"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sey Paek</meta:initial-creator>
    <meta:editing-cycles>3</meta:editing-cycles>
    <meta:creation-date>2019-02-04T10:12:00</meta:creation-date>
    <dc:date>2019-02-05T15:05:19.324441532</dc:date>
    <meta:editing-duration>PT3M41S</meta:editing-duration>
    <meta:generator>LibreOffice/6.1.4.2$Linux_X86_64 LibreOffice_project/10$Build-2</meta:generator>
    <meta:document-statistic meta:table-count="0" meta:image-count="0" meta:object-count="0" meta:page-count="1" meta:paragraph-count="10" meta:word-count="370" meta:character-count="2252" meta:non-whitespace-character-count="1886"/>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